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37637" officeooo:paragraph-rsid="00037637" style:font-size-asian="15.75pt" style:font-size-complex="18pt"/>
    </style:style>
    <style:style style:name="T1" style:family="text">
      <style:text-properties officeooo:rsid="0003eabd"/>
    </style:style>
    <style:style style:name="T2" style:family="text">
      <style:text-properties officeooo:rsid="000574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nger-Kale Ferment <text:s text:c="3"/><text:span text:style-name="T1">Apr 25'16</text:span></text:p>
      <text:p text:style-name="P1"/>
      <text:p text:style-name="P1">Bag of kale tops w/flowers/chopped</text:p>
      <text:p text:style-name="P1">knob of ginger slivered</text:p>
      <text:p text:style-name="P1">3 heaping spoons fermented black beans</text:p>
      <text:p text:style-name="P1">3 heaping spoons crushed chilies</text:p>
      <text:p text:style-name="P1">handful finely chopped garlic (from frozen)</text:p>
      <text:p text:style-name="P1">sea salt</text:p>
      <text:p text:style-name="P1">2 heaping spoons brown rice flour</text:p>
      <text:p text:style-name="P1">large sauce pan spring water/ <text:span text:style-name="T1">use half / use other half in potato starter</text:span></text:p>
      <text:p text:style-name="P1">boil water whisk in rice flour</text:p>
      <text:p text:style-name="P1">layer kale in big bowl w/salt</text:p>
      <text:p text:style-name="P1">sprinkle in remaing ingredients and toss</text:p>
      <text:p text:style-name="P1">rest while congee cools add cooled w/ some whey</text:p>
      <text:p text:style-name="P1">pack in crock <text:s/>/ <text:span text:style-name="T2">ziplock of water to weigh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13:22:42.894775980</meta:creation-date>
    <dc:date>2016-04-25T15:38:01.067280335</dc:date>
    <meta:editing-duration>PT2H8M19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88" meta:character-count="505" meta:non-whitespace-character-count="427"/>
  </office:meta>
</office:document-meta>
</file>